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ultiMappingBeanInfoDigester.setBeanInfoMap( Map beanInfo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MappingBeanInfoDigester.getBeanInfo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MappingBeanInfoDigester.configur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